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31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8:30 2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.00656" calcext:value-type="float">
            <text:p>700,00656</text:p>
          </table:table-cell>
          <table:table-cell office:value-type="float" office:value="1096" calcext:value-type="float">
            <text:p>1096</text:p>
          </table:table-cell>
          <table:table-cell office:value-type="float" office:value="5017" calcext:value-type="float">
            <text:p>5017</text:p>
          </table:table-cell>
          <table:table-cell table:number-columns-repeated="2"/>
          <table:table-cell table:formula="of:=AVERAGE([.C2:.C2010])" office:value-type="float" office:value="1113.54545454545" calcext:value-type="float">
            <text:p>1113,5454545455</text:p>
          </table:table-cell>
          <table:table-cell table:formula="of:=AVERAGE([.D2:.D2010])" office:value-type="float" office:value="5029.89898989899" calcext:value-type="float">
            <text:p>5029,8989898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21" calcext:value-type="float">
            <text:p>799,9921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2"/>
          <table:table-cell table:formula="of:=COM.MICROSOFT.STDEV.P([.C2:.C2010])" office:value-type="float" office:value="14.8164000911853" calcext:value-type="float">
            <text:p>14,8164000912</text:p>
          </table:table-cell>
          <table:table-cell table:formula="of:=COM.MICROSOFT.STDEV.P([.D2:.D2010])" office:value-type="float" office:value="13.2754386634479" calcext:value-type="float">
            <text:p>13,27543866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438" calcext:value-type="float">
            <text:p>900,00438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202" calcext:value-type="float">
            <text:p>1000,0202</text:p>
          </table:table-cell>
          <table:table-cell office:value-type="float" office:value="1113" calcext:value-type="float">
            <text:p>111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0206" calcext:value-type="float">
            <text:p>1100,00206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3846" calcext:value-type="float">
            <text:p>1200,03846</text:p>
          </table:table-cell>
          <table:table-cell office:value-type="float" office:value="1135" calcext:value-type="float">
            <text:p>113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2934" calcext:value-type="float">
            <text:p>1300,02934</text:p>
          </table:table-cell>
          <table:table-cell office:value-type="float" office:value="1090" calcext:value-type="float">
            <text:p>109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1578" calcext:value-type="float">
            <text:p>1400,01578</text:p>
          </table:table-cell>
          <table:table-cell office:value-type="float" office:value="1113" calcext:value-type="float">
            <text:p>111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6746" calcext:value-type="float">
            <text:p>1500,06746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1134" calcext:value-type="float">
            <text:p>1600,01134</text:p>
          </table:table-cell>
          <table:table-cell office:value-type="float" office:value="1119" calcext:value-type="float">
            <text:p>111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2398" calcext:value-type="float">
            <text:p>1700,02398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726" calcext:value-type="float">
            <text:p>1800,00726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2862" calcext:value-type="float">
            <text:p>1900,02862</text:p>
          </table:table-cell>
          <table:table-cell office:value-type="float" office:value="1137" calcext:value-type="float">
            <text:p>113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0654" calcext:value-type="float">
            <text:p>2000,00654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3196" calcext:value-type="float">
            <text:p>2100,03196</text:p>
          </table:table-cell>
          <table:table-cell office:value-type="float" office:value="1113" calcext:value-type="float">
            <text:p>111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2166" calcext:value-type="float">
            <text:p>2200,02166</text:p>
          </table:table-cell>
          <table:table-cell office:value-type="float" office:value="1118" calcext:value-type="float">
            <text:p>111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926" calcext:value-type="float">
            <text:p>2300,0092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1576" calcext:value-type="float">
            <text:p>2400,01576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2754" calcext:value-type="float">
            <text:p>2500,02754</text:p>
          </table:table-cell>
          <table:table-cell office:value-type="float" office:value="1123" calcext:value-type="float">
            <text:p>112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246" calcext:value-type="float">
            <text:p>2599,99246</text:p>
          </table:table-cell>
          <table:table-cell office:value-type="float" office:value="1105" calcext:value-type="float">
            <text:p>110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0368" calcext:value-type="float">
            <text:p>2700,00368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5126" calcext:value-type="float">
            <text:p>2800,05126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2574" calcext:value-type="float">
            <text:p>2900,02574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0138" calcext:value-type="float">
            <text:p>3000,00138</text:p>
          </table:table-cell>
          <table:table-cell office:value-type="float" office:value="1112" calcext:value-type="float">
            <text:p>111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884" calcext:value-type="float">
            <text:p>3099,99884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081" calcext:value-type="float">
            <text:p>3200,0081</text:p>
          </table:table-cell>
          <table:table-cell office:value-type="float" office:value="1135" calcext:value-type="float">
            <text:p>1135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1562" calcext:value-type="float">
            <text:p>3300,01562</text:p>
          </table:table-cell>
          <table:table-cell office:value-type="float" office:value="1109" calcext:value-type="float">
            <text:p>1109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1488" calcext:value-type="float">
            <text:p>3400,01488</text:p>
          </table:table-cell>
          <table:table-cell office:value-type="float" office:value="1126" calcext:value-type="float">
            <text:p>1126</text:p>
          </table:table-cell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2612" calcext:value-type="float">
            <text:p>3500,02612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27" calcext:value-type="float">
            <text:p>3600,027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4206" calcext:value-type="float">
            <text:p>3700,04206</text:p>
          </table:table-cell>
          <table:table-cell office:value-type="float" office:value="1100" calcext:value-type="float">
            <text:p>110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1314" calcext:value-type="float">
            <text:p>3800,01314</text:p>
          </table:table-cell>
          <table:table-cell office:value-type="float" office:value="1106" calcext:value-type="float">
            <text:p>1106</text:p>
          </table:table-cell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1822" calcext:value-type="float">
            <text:p>3900,01822</text:p>
          </table:table-cell>
          <table:table-cell office:value-type="float" office:value="1105" calcext:value-type="float">
            <text:p>110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4226" calcext:value-type="float">
            <text:p>4000,04226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9856" calcext:value-type="float">
            <text:p>4099,99856</text:p>
          </table:table-cell>
          <table:table-cell office:value-type="float" office:value="1095" calcext:value-type="float">
            <text:p>109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0132" calcext:value-type="float">
            <text:p>4200,00132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606" calcext:value-type="float">
            <text:p>4299,9960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331" calcext:value-type="float">
            <text:p>4400,0331</text:p>
          </table:table-cell>
          <table:table-cell office:value-type="float" office:value="1125" calcext:value-type="float">
            <text:p>112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986" calcext:value-type="float">
            <text:p>4499,9986</text:p>
          </table:table-cell>
          <table:table-cell office:value-type="float" office:value="1118" calcext:value-type="float">
            <text:p>1118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9512" calcext:value-type="float">
            <text:p>4599,99512</text:p>
          </table:table-cell>
          <table:table-cell office:value-type="float" office:value="1122" calcext:value-type="float">
            <text:p>112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1894" calcext:value-type="float">
            <text:p>4700,01894</text:p>
          </table:table-cell>
          <table:table-cell office:value-type="float" office:value="1093" calcext:value-type="float">
            <text:p>1093</text:p>
          </table:table-cell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0726" calcext:value-type="float">
            <text:p>4800,00726</text:p>
          </table:table-cell>
          <table:table-cell office:value-type="float" office:value="1096" calcext:value-type="float">
            <text:p>109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2612" calcext:value-type="float">
            <text:p>4900,02612</text:p>
          </table:table-cell>
          <table:table-cell office:value-type="float" office:value="1139" calcext:value-type="float">
            <text:p>113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0002" calcext:value-type="float">
            <text:p>5000,00002</text:p>
          </table:table-cell>
          <table:table-cell office:value-type="float" office:value="1129" calcext:value-type="float">
            <text:p>1129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278" calcext:value-type="float">
            <text:p>5099,99278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2514" calcext:value-type="float">
            <text:p>5200,02514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866" calcext:value-type="float">
            <text:p>5299,9986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1512" calcext:value-type="float">
            <text:p>5400,01512</text:p>
          </table:table-cell>
          <table:table-cell office:value-type="float" office:value="1099" calcext:value-type="float">
            <text:p>109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66" calcext:value-type="float">
            <text:p>5500,0066</text:p>
          </table:table-cell>
          <table:table-cell office:value-type="float" office:value="1122" calcext:value-type="float">
            <text:p>112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4308" calcext:value-type="float">
            <text:p>5600,04308</text:p>
          </table:table-cell>
          <table:table-cell office:value-type="float" office:value="1138" calcext:value-type="float">
            <text:p>1138</text:p>
          </table:table-cell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0426" calcext:value-type="float">
            <text:p>5700,00426</text:p>
          </table:table-cell>
          <table:table-cell office:value-type="float" office:value="1113" calcext:value-type="float">
            <text:p>111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8814" calcext:value-type="float">
            <text:p>5799,98814</text:p>
          </table:table-cell>
          <table:table-cell office:value-type="float" office:value="1123" calcext:value-type="float">
            <text:p>112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1784" calcext:value-type="float">
            <text:p>5900,01784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076" calcext:value-type="float">
            <text:p>6000,0076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123" calcext:value-type="float">
            <text:p>6100,0123</text:p>
          </table:table-cell>
          <table:table-cell office:value-type="float" office:value="1123" calcext:value-type="float">
            <text:p>112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0832" calcext:value-type="float">
            <text:p>6200,00832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18" calcext:value-type="float">
            <text:p>6300,0018</text:p>
          </table:table-cell>
          <table:table-cell office:value-type="float" office:value="1129" calcext:value-type="float">
            <text:p>112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378" calcext:value-type="float">
            <text:p>6400,01378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98" calcext:value-type="float">
            <text:p>6499,9998</text:p>
          </table:table-cell>
          <table:table-cell office:value-type="float" office:value="1110" calcext:value-type="float">
            <text:p>111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206" calcext:value-type="float">
            <text:p>6600,0206</text:p>
          </table:table-cell>
          <table:table-cell office:value-type="float" office:value="1096" calcext:value-type="float">
            <text:p>109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0432" calcext:value-type="float">
            <text:p>6700,00432</text:p>
          </table:table-cell>
          <table:table-cell office:value-type="float" office:value="1108" calcext:value-type="float">
            <text:p>1108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32" calcext:value-type="float">
            <text:p>6800,0032</text:p>
          </table:table-cell>
          <table:table-cell office:value-type="float" office:value="1136" calcext:value-type="float">
            <text:p>113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9782" calcext:value-type="float">
            <text:p>6899,99782</text:p>
          </table:table-cell>
          <table:table-cell office:value-type="float" office:value="1105" calcext:value-type="float">
            <text:p>110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844" calcext:value-type="float">
            <text:p>6999,9844</text:p>
          </table:table-cell>
          <table:table-cell office:value-type="float" office:value="1155" calcext:value-type="float">
            <text:p>1155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175" calcext:value-type="float">
            <text:p>7100,0175</text:p>
          </table:table-cell>
          <table:table-cell office:value-type="float" office:value="1122" calcext:value-type="float">
            <text:p>112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78" calcext:value-type="float">
            <text:p>7199,9978</text:p>
          </table:table-cell>
          <table:table-cell office:value-type="float" office:value="1084" calcext:value-type="float">
            <text:p>1084</text:p>
          </table:table-cell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0904" calcext:value-type="float">
            <text:p>7300,00904</text:p>
          </table:table-cell>
          <table:table-cell office:value-type="float" office:value="1093" calcext:value-type="float">
            <text:p>1093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097" calcext:value-type="float">
            <text:p>7400,0097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9538" calcext:value-type="float">
            <text:p>7499,99538</text:p>
          </table:table-cell>
          <table:table-cell office:value-type="float" office:value="1094" calcext:value-type="float">
            <text:p>109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0448" calcext:value-type="float">
            <text:p>7600,00448</text:p>
          </table:table-cell>
          <table:table-cell office:value-type="float" office:value="1125" calcext:value-type="float">
            <text:p>1125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1992" calcext:value-type="float">
            <text:p>7700,01992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722" calcext:value-type="float">
            <text:p>7799,99722</text:p>
          </table:table-cell>
          <table:table-cell office:value-type="float" office:value="1139" calcext:value-type="float">
            <text:p>113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2448" calcext:value-type="float">
            <text:p>7900,02448</text:p>
          </table:table-cell>
          <table:table-cell office:value-type="float" office:value="1125" calcext:value-type="float">
            <text:p>112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524" calcext:value-type="float">
            <text:p>7999,99524</text:p>
          </table:table-cell>
          <table:table-cell office:value-type="float" office:value="1127" calcext:value-type="float">
            <text:p>112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0002" calcext:value-type="float">
            <text:p>8100,00002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9736" calcext:value-type="float">
            <text:p>8199,99736</text:p>
          </table:table-cell>
          <table:table-cell office:value-type="float" office:value="1138" calcext:value-type="float">
            <text:p>1138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46" calcext:value-type="float">
            <text:p>8299,9946</text:p>
          </table:table-cell>
          <table:table-cell office:value-type="float" office:value="1122" calcext:value-type="float">
            <text:p>112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2004" calcext:value-type="float">
            <text:p>8400,02004</text:p>
          </table:table-cell>
          <table:table-cell office:value-type="float" office:value="1136" calcext:value-type="float">
            <text:p>1136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4518" calcext:value-type="float">
            <text:p>8500,04518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1824" calcext:value-type="float">
            <text:p>8600,01824</text:p>
          </table:table-cell>
          <table:table-cell office:value-type="float" office:value="1096" calcext:value-type="float">
            <text:p>1096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272" calcext:value-type="float">
            <text:p>8700,00272</text:p>
          </table:table-cell>
          <table:table-cell office:value-type="float" office:value="1122" calcext:value-type="float">
            <text:p>112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9846" calcext:value-type="float">
            <text:p>8799,99846</text:p>
          </table:table-cell>
          <table:table-cell office:value-type="float" office:value="1135" calcext:value-type="float">
            <text:p>113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035" calcext:value-type="float">
            <text:p>8900,0035</text:p>
          </table:table-cell>
          <table:table-cell office:value-type="float" office:value="1097" calcext:value-type="float">
            <text:p>109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8956" calcext:value-type="float">
            <text:p>8999,98956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0832" calcext:value-type="float">
            <text:p>9100,00832</text:p>
          </table:table-cell>
          <table:table-cell office:value-type="float" office:value="1092" calcext:value-type="float">
            <text:p>1092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0064" calcext:value-type="float">
            <text:p>9200,00064</text:p>
          </table:table-cell>
          <table:table-cell office:value-type="float" office:value="1122" calcext:value-type="float">
            <text:p>1122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0946" calcext:value-type="float">
            <text:p>9300,0094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0136" calcext:value-type="float">
            <text:p>9400,00136</text:p>
          </table:table-cell>
          <table:table-cell office:value-type="float" office:value="1122" calcext:value-type="float">
            <text:p>112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362" calcext:value-type="float">
            <text:p>9500,00362</text:p>
          </table:table-cell>
          <table:table-cell office:value-type="float" office:value="1125" calcext:value-type="float">
            <text:p>112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166" calcext:value-type="float">
            <text:p>9600,0166</text:p>
          </table:table-cell>
          <table:table-cell office:value-type="float" office:value="1093" calcext:value-type="float">
            <text:p>109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0226" calcext:value-type="float">
            <text:p>9700,00226</text:p>
          </table:table-cell>
          <table:table-cell office:value-type="float" office:value="1125" calcext:value-type="float">
            <text:p>1125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2516" calcext:value-type="float">
            <text:p>9800,02516</text:p>
          </table:table-cell>
          <table:table-cell office:value-type="float" office:value="1125" calcext:value-type="float">
            <text:p>1125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2892" calcext:value-type="float">
            <text:p>9900,02892</text:p>
          </table:table-cell>
          <table:table-cell office:value-type="float" office:value="1129" calcext:value-type="float">
            <text:p>1129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878" calcext:value-type="float">
            <text:p>9999,99878</text:p>
          </table:table-cell>
          <table:table-cell office:value-type="float" office:value="1110" calcext:value-type="float">
            <text:p>111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2522" calcext:value-type="float">
            <text:p>10100,02522</text:p>
          </table:table-cell>
          <table:table-cell office:value-type="float" office:value="1094" calcext:value-type="float">
            <text:p>1094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0094" calcext:value-type="float">
            <text:p>10200,00094</text:p>
          </table:table-cell>
          <table:table-cell office:value-type="float" office:value="1095" calcext:value-type="float">
            <text:p>109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0006" calcext:value-type="float">
            <text:p>10300,00006</text:p>
          </table:table-cell>
          <table:table-cell office:value-type="float" office:value="1126" calcext:value-type="float">
            <text:p>1126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59" calcext:value-type="float">
            <text:p>10400,0059</text:p>
          </table:table-cell>
          <table:table-cell office:value-type="float" office:value="1123" calcext:value-type="float">
            <text:p>1123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36" calcext:value-type="float">
            <text:p>10500,036</text:p>
          </table:table-cell>
          <table:table-cell office:value-type="float" office:value="1095" calcext:value-type="float">
            <text:p>109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8928" calcext:value-type="float">
            <text:p>10599,98928</text:p>
          </table:table-cell>
          <table:table-cell office:value-type="float" office:value="1110" calcext:value-type="float">
            <text:p>111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065" calcext:value-type="float">
            <text:p>10700,0065</text:p>
          </table:table-cell>
          <table:table-cell office:value-type="float" office:value="1113" calcext:value-type="float">
            <text:p>1113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9318" calcext:value-type="float">
            <text:p>10799,99318</text:p>
          </table:table-cell>
          <table:table-cell office:value-type="float" office:value="1123" calcext:value-type="float">
            <text:p>1123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6582" calcext:value-type="float">
            <text:p>10900,06582</text:p>
          </table:table-cell>
          <table:table-cell office:value-type="float" office:value="1095" calcext:value-type="float">
            <text:p>1095</text:p>
          </table:table-cell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146" calcext:value-type="float">
            <text:p>11000,0146</text:p>
          </table:table-cell>
          <table:table-cell office:value-type="float" office:value="1110" calcext:value-type="float">
            <text:p>111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0656" calcext:value-type="float">
            <text:p>11100,0065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254" calcext:value-type="float">
            <text:p>11200,00254</text:p>
          </table:table-cell>
          <table:table-cell office:value-type="float" office:value="1113" calcext:value-type="float">
            <text:p>1113</text:p>
          </table:table-cell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0204" calcext:value-type="float">
            <text:p>11300,00204</text:p>
          </table:table-cell>
          <table:table-cell office:value-type="float" office:value="1123" calcext:value-type="float">
            <text:p>1123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1514" calcext:value-type="float">
            <text:p>11400,01514</text:p>
          </table:table-cell>
          <table:table-cell office:value-type="float" office:value="1122" calcext:value-type="float">
            <text:p>1122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9398" calcext:value-type="float">
            <text:p>11499,99398</text:p>
          </table:table-cell>
          <table:table-cell office:value-type="float" office:value="1127" calcext:value-type="float">
            <text:p>112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574" calcext:value-type="float">
            <text:p>11599,99574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9622" calcext:value-type="float">
            <text:p>11699,99622</text:p>
          </table:table-cell>
          <table:table-cell office:value-type="float" office:value="1143" calcext:value-type="float">
            <text:p>1143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661" calcext:value-type="float">
            <text:p>11800,0661</text:p>
          </table:table-cell>
          <table:table-cell office:value-type="float" office:value="1109" calcext:value-type="float">
            <text:p>1109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155" calcext:value-type="float">
            <text:p>11900,0155</text:p>
          </table:table-cell>
          <table:table-cell office:value-type="float" office:value="1126" calcext:value-type="float">
            <text:p>1126</text:p>
          </table:table-cell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08" calcext:value-type="float">
            <text:p>11999,9908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206" calcext:value-type="float">
            <text:p>12100,0206</text:p>
          </table:table-cell>
          <table:table-cell office:value-type="float" office:value="1126" calcext:value-type="float">
            <text:p>1126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5184" calcext:value-type="float">
            <text:p>12200,05184</text:p>
          </table:table-cell>
          <table:table-cell office:value-type="float" office:value="1126" calcext:value-type="float">
            <text:p>1126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4788" calcext:value-type="float">
            <text:p>12300,04788</text:p>
          </table:table-cell>
          <table:table-cell office:value-type="float" office:value="1126" calcext:value-type="float">
            <text:p>1126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64" calcext:value-type="float">
            <text:p>12399,9964</text:p>
          </table:table-cell>
          <table:table-cell office:value-type="float" office:value="1100" calcext:value-type="float">
            <text:p>110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1146" calcext:value-type="float">
            <text:p>12500,01146</text:p>
          </table:table-cell>
          <table:table-cell office:value-type="float" office:value="1100" calcext:value-type="float">
            <text:p>110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9332" calcext:value-type="float">
            <text:p>12599,99332</text:p>
          </table:table-cell>
          <table:table-cell office:value-type="float" office:value="1123" calcext:value-type="float">
            <text:p>1123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546" calcext:value-type="float">
            <text:p>12699,99546</text:p>
          </table:table-cell>
          <table:table-cell office:value-type="float" office:value="1126" calcext:value-type="float">
            <text:p>1126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1454" calcext:value-type="float">
            <text:p>12800,01454</text:p>
          </table:table-cell>
          <table:table-cell office:value-type="float" office:value="1128" calcext:value-type="float">
            <text:p>1128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0192" calcext:value-type="float">
            <text:p>12900,00192</text:p>
          </table:table-cell>
          <table:table-cell office:value-type="float" office:value="1107" calcext:value-type="float">
            <text:p>110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1854" calcext:value-type="float">
            <text:p>13000,01854</text:p>
          </table:table-cell>
          <table:table-cell office:value-type="float" office:value="1126" calcext:value-type="float">
            <text:p>1126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2618" calcext:value-type="float">
            <text:p>13100,02618</text:p>
          </table:table-cell>
          <table:table-cell office:value-type="float" office:value="1133" calcext:value-type="float">
            <text:p>1133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9408" calcext:value-type="float">
            <text:p>13199,99408</text:p>
          </table:table-cell>
          <table:table-cell office:value-type="float" office:value="1129" calcext:value-type="float">
            <text:p>1129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176" calcext:value-type="float">
            <text:p>13300,017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0212" calcext:value-type="float">
            <text:p>13400,00212</text:p>
          </table:table-cell>
          <table:table-cell office:value-type="float" office:value="1110" calcext:value-type="float">
            <text:p>1110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1294" calcext:value-type="float">
            <text:p>13500,01294</text:p>
          </table:table-cell>
          <table:table-cell office:value-type="float" office:value="1109" calcext:value-type="float">
            <text:p>1109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3684" calcext:value-type="float">
            <text:p>13600,03684</text:p>
          </table:table-cell>
          <table:table-cell office:value-type="float" office:value="1125" calcext:value-type="float">
            <text:p>1125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5186" calcext:value-type="float">
            <text:p>13700,05186</text:p>
          </table:table-cell>
          <table:table-cell office:value-type="float" office:value="1126" calcext:value-type="float">
            <text:p>1126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876" calcext:value-type="float">
            <text:p>13799,99876</text:p>
          </table:table-cell>
          <table:table-cell office:value-type="float" office:value="1126" calcext:value-type="float">
            <text:p>1126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019" calcext:value-type="float">
            <text:p>13900,0019</text:p>
          </table:table-cell>
          <table:table-cell office:value-type="float" office:value="1126" calcext:value-type="float">
            <text:p>1126</text:p>
          </table:table-cell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317" calcext:value-type="float">
            <text:p>14000,0317</text:p>
          </table:table-cell>
          <table:table-cell office:value-type="float" office:value="1126" calcext:value-type="float">
            <text:p>1126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9806" calcext:value-type="float">
            <text:p>14099,99806</text:p>
          </table:table-cell>
          <table:table-cell office:value-type="float" office:value="1125" calcext:value-type="float">
            <text:p>1125</text:p>
          </table:table-cell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4734" calcext:value-type="float">
            <text:p>14200,04734</text:p>
          </table:table-cell>
          <table:table-cell office:value-type="float" office:value="1126" calcext:value-type="float">
            <text:p>1126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868" calcext:value-type="float">
            <text:p>14299,99868</text:p>
          </table:table-cell>
          <table:table-cell office:value-type="float" office:value="1126" calcext:value-type="float">
            <text:p>1126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9398" calcext:value-type="float">
            <text:p>14399,99398</text:p>
          </table:table-cell>
          <table:table-cell office:value-type="float" office:value="1100" calcext:value-type="float">
            <text:p>1100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508" calcext:value-type="float">
            <text:p>14499,99508</text:p>
          </table:table-cell>
          <table:table-cell office:value-type="float" office:value="1127" calcext:value-type="float">
            <text:p>1127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76" calcext:value-type="float">
            <text:p>14599,9976</text:p>
          </table:table-cell>
          <table:table-cell office:value-type="float" office:value="1135" calcext:value-type="float">
            <text:p>113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9706" calcext:value-type="float">
            <text:p>14699,99706</text:p>
          </table:table-cell>
          <table:table-cell office:value-type="float" office:value="1126" calcext:value-type="float">
            <text:p>1126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9392" calcext:value-type="float">
            <text:p>14799,99392</text:p>
          </table:table-cell>
          <table:table-cell office:value-type="float" office:value="1125" calcext:value-type="float">
            <text:p>1125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9598" calcext:value-type="float">
            <text:p>14899,99598</text:p>
          </table:table-cell>
          <table:table-cell office:value-type="float" office:value="1111" calcext:value-type="float">
            <text:p>1111</text:p>
          </table:table-cell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001" calcext:value-type="float">
            <text:p>15000,0001</text:p>
          </table:table-cell>
          <table:table-cell office:value-type="float" office:value="1126" calcext:value-type="float">
            <text:p>1126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82" calcext:value-type="float">
            <text:p>15099,9882</text:p>
          </table:table-cell>
          <table:table-cell office:value-type="float" office:value="1126" calcext:value-type="float">
            <text:p>1126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2292" calcext:value-type="float">
            <text:p>15200,02292</text:p>
          </table:table-cell>
          <table:table-cell office:value-type="float" office:value="1126" calcext:value-type="float">
            <text:p>1126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9362" calcext:value-type="float">
            <text:p>15299,99362</text:p>
          </table:table-cell>
          <table:table-cell office:value-type="float" office:value="1126" calcext:value-type="float">
            <text:p>1126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8686" calcext:value-type="float">
            <text:p>15400,08686</text:p>
          </table:table-cell>
          <table:table-cell office:value-type="float" office:value="1128" calcext:value-type="float">
            <text:p>1128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0162" calcext:value-type="float">
            <text:p>15500,00162</text:p>
          </table:table-cell>
          <table:table-cell office:value-type="float" office:value="1126" calcext:value-type="float">
            <text:p>1126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9896" calcext:value-type="float">
            <text:p>15599,99896</text:p>
          </table:table-cell>
          <table:table-cell office:value-type="float" office:value="1124" calcext:value-type="float">
            <text:p>112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1416" calcext:value-type="float">
            <text:p>15700,01416</text:p>
          </table:table-cell>
          <table:table-cell office:value-type="float" office:value="1100" calcext:value-type="float">
            <text:p>1100</text:p>
          </table:table-cell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0104" calcext:value-type="float">
            <text:p>15800,00104</text:p>
          </table:table-cell>
          <table:table-cell office:value-type="float" office:value="1126" calcext:value-type="float">
            <text:p>1126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1686" calcext:value-type="float">
            <text:p>15900,01686</text:p>
          </table:table-cell>
          <table:table-cell office:value-type="float" office:value="1120" calcext:value-type="float">
            <text:p>1120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9644" calcext:value-type="float">
            <text:p>15999,99644</text:p>
          </table:table-cell>
          <table:table-cell office:value-type="float" office:value="1126" calcext:value-type="float">
            <text:p>1126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0056" calcext:value-type="float">
            <text:p>16100,00056</text:p>
          </table:table-cell>
          <table:table-cell office:value-type="float" office:value="1125" calcext:value-type="float">
            <text:p>1125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7466" calcext:value-type="float">
            <text:p>16200,07466</text:p>
          </table:table-cell>
          <table:table-cell office:value-type="float" office:value="1126" calcext:value-type="float">
            <text:p>1126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0736" calcext:value-type="float">
            <text:p>16300,00736</text:p>
          </table:table-cell>
          <table:table-cell office:value-type="float" office:value="1126" calcext:value-type="float">
            <text:p>1126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2942" calcext:value-type="float">
            <text:p>16400,02942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119" calcext:value-type="float">
            <text:p>16500,0119</text:p>
          </table:table-cell>
          <table:table-cell office:value-type="float" office:value="1126" calcext:value-type="float">
            <text:p>1126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5818" calcext:value-type="float">
            <text:p>16600,05818</text:p>
          </table:table-cell>
          <table:table-cell office:value-type="float" office:value="1127" calcext:value-type="float">
            <text:p>112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279" calcext:value-type="float">
            <text:p>16700,0279</text:p>
          </table:table-cell>
          <table:table-cell office:value-type="float" office:value="1126" calcext:value-type="float">
            <text:p>1126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2036" calcext:value-type="float">
            <text:p>16800,02036</text:p>
          </table:table-cell>
          <table:table-cell office:value-type="float" office:value="1126" calcext:value-type="float">
            <text:p>1126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4214" calcext:value-type="float">
            <text:p>16900,04214</text:p>
          </table:table-cell>
          <table:table-cell office:value-type="float" office:value="1128" calcext:value-type="float">
            <text:p>1128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9914" calcext:value-type="float">
            <text:p>16999,99914</text:p>
          </table:table-cell>
          <table:table-cell office:value-type="float" office:value="1101" calcext:value-type="float">
            <text:p>1101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4808" calcext:value-type="float">
            <text:p>17100,04808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582" calcext:value-type="float">
            <text:p>17199,99582</text:p>
          </table:table-cell>
          <table:table-cell office:value-type="float" office:value="1116" calcext:value-type="float">
            <text:p>111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85" calcext:value-type="float">
            <text:p>17299,9985</text:p>
          </table:table-cell>
          <table:table-cell office:value-type="float" office:value="1099" calcext:value-type="float">
            <text:p>1099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263" calcext:value-type="float">
            <text:p>17400,0263</text:p>
          </table:table-cell>
          <table:table-cell office:value-type="float" office:value="1118" calcext:value-type="float">
            <text:p>111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62" calcext:value-type="float">
            <text:p>17499,9962</text:p>
          </table:table-cell>
          <table:table-cell office:value-type="float" office:value="1120" calcext:value-type="float">
            <text:p>1120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9178" calcext:value-type="float">
            <text:p>17599,99178</text:p>
          </table:table-cell>
          <table:table-cell office:value-type="float" office:value="1124" calcext:value-type="float">
            <text:p>1124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512" calcext:value-type="float">
            <text:p>17700,00512</text:p>
          </table:table-cell>
          <table:table-cell office:value-type="float" office:value="1094" calcext:value-type="float">
            <text:p>1094</text:p>
          </table:table-cell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199" calcext:value-type="float">
            <text:p>17800,0199</text:p>
          </table:table-cell>
          <table:table-cell office:value-type="float" office:value="1124" calcext:value-type="float">
            <text:p>1124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654" calcext:value-type="float">
            <text:p>17899,99654</text:p>
          </table:table-cell>
          <table:table-cell office:value-type="float" office:value="1124" calcext:value-type="float">
            <text:p>1124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9686" calcext:value-type="float">
            <text:p>17999,99686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194" calcext:value-type="float">
            <text:p>18100,0194</text:p>
          </table:table-cell>
          <table:table-cell office:value-type="float" office:value="1126" calcext:value-type="float">
            <text:p>1126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6066" calcext:value-type="float">
            <text:p>18200,06066</text:p>
          </table:table-cell>
          <table:table-cell office:value-type="float" office:value="1118" calcext:value-type="float">
            <text:p>111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2152" calcext:value-type="float">
            <text:p>18300,02152</text:p>
          </table:table-cell>
          <table:table-cell office:value-type="float" office:value="1100" calcext:value-type="float">
            <text:p>1100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2424" calcext:value-type="float">
            <text:p>18400,02424</text:p>
          </table:table-cell>
          <table:table-cell office:value-type="float" office:value="1120" calcext:value-type="float">
            <text:p>1120</text:p>
          </table:table-cell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4068" calcext:value-type="float">
            <text:p>18500,04068</text:p>
          </table:table-cell>
          <table:table-cell office:value-type="float" office:value="1133" calcext:value-type="float">
            <text:p>113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1776" calcext:value-type="float">
            <text:p>18600,01776</text:p>
          </table:table-cell>
          <table:table-cell office:value-type="float" office:value="1126" calcext:value-type="float">
            <text:p>1126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528" calcext:value-type="float">
            <text:p>18699,99528</text:p>
          </table:table-cell>
          <table:table-cell office:value-type="float" office:value="1093" calcext:value-type="float">
            <text:p>1093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9472" calcext:value-type="float">
            <text:p>18799,99472</text:p>
          </table:table-cell>
          <table:table-cell office:value-type="float" office:value="1126" calcext:value-type="float">
            <text:p>112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0148" calcext:value-type="float">
            <text:p>18900,00148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086" calcext:value-type="float">
            <text:p>19000,0086</text:p>
          </table:table-cell>
          <table:table-cell office:value-type="float" office:value="1125" calcext:value-type="float">
            <text:p>112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9644" calcext:value-type="float">
            <text:p>19099,99644</text:p>
          </table:table-cell>
          <table:table-cell office:value-type="float" office:value="1118" calcext:value-type="float">
            <text:p>1118</text:p>
          </table:table-cell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13" calcext:value-type="float">
            <text:p>19199,9913</text:p>
          </table:table-cell>
          <table:table-cell office:value-type="float" office:value="1126" calcext:value-type="float">
            <text:p>1126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9858" calcext:value-type="float">
            <text:p>19299,99858</text:p>
          </table:table-cell>
          <table:table-cell office:value-type="float" office:value="1094" calcext:value-type="float">
            <text:p>109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0546" calcext:value-type="float">
            <text:p>19400,00546</text:p>
          </table:table-cell>
          <table:table-cell office:value-type="float" office:value="1094" calcext:value-type="float">
            <text:p>1094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3792" calcext:value-type="float">
            <text:p>19500,03792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1328" calcext:value-type="float">
            <text:p>19600,01328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556" calcext:value-type="float">
            <text:p>19699,99556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604" calcext:value-type="float">
            <text:p>19800,00604</text:p>
          </table:table-cell>
          <table:table-cell office:value-type="float" office:value="1092" calcext:value-type="float">
            <text:p>1092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0918" calcext:value-type="float">
            <text:p>19900,00918</text:p>
          </table:table-cell>
          <table:table-cell office:value-type="float" office:value="1125" calcext:value-type="float">
            <text:p>1125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0106" calcext:value-type="float">
            <text:p>20000,00106</text:p>
          </table:table-cell>
          <table:table-cell office:value-type="float" office:value="1125" calcext:value-type="float">
            <text:p>112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9352" calcext:value-type="float">
            <text:p>20099,99352</text:p>
          </table:table-cell>
          <table:table-cell office:value-type="float" office:value="1092" calcext:value-type="float">
            <text:p>1092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988" calcext:value-type="float">
            <text:p>20199,9988</text:p>
          </table:table-cell>
          <table:table-cell office:value-type="float" office:value="1124" calcext:value-type="float">
            <text:p>112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1818" calcext:value-type="float">
            <text:p>20300,01818</text:p>
          </table:table-cell>
          <table:table-cell office:value-type="float" office:value="1111" calcext:value-type="float">
            <text:p>1111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915" calcext:value-type="float">
            <text:p>20399,9915</text:p>
          </table:table-cell>
          <table:table-cell office:value-type="float" office:value="1093" calcext:value-type="float">
            <text:p>1093</text:p>
          </table:table-cell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03" calcext:value-type="float">
            <text:p>20499,9903</text:p>
          </table:table-cell>
          <table:table-cell office:value-type="float" office:value="1098" calcext:value-type="float">
            <text:p>109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2776" calcext:value-type="float">
            <text:p>20600,02776</text:p>
          </table:table-cell>
          <table:table-cell office:value-type="float" office:value="1100" calcext:value-type="float">
            <text:p>1100</text:p>
          </table:table-cell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1836" calcext:value-type="float">
            <text:p>20700,01836</text:p>
          </table:table-cell>
          <table:table-cell office:value-type="float" office:value="1120" calcext:value-type="float">
            <text:p>1120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2112" calcext:value-type="float">
            <text:p>20800,02112</text:p>
          </table:table-cell>
          <table:table-cell office:value-type="float" office:value="1126" calcext:value-type="float">
            <text:p>1126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188" calcext:value-type="float">
            <text:p>20899,99188</text:p>
          </table:table-cell>
          <table:table-cell office:value-type="float" office:value="1100" calcext:value-type="float">
            <text:p>1100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.05238" calcext:value-type="float">
            <text:p>21000,05238</text:p>
          </table:table-cell>
          <table:table-cell office:value-type="float" office:value="1100" calcext:value-type="float">
            <text:p>1100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0118" calcext:value-type="float">
            <text:p>21100,00118</text:p>
          </table:table-cell>
          <table:table-cell office:value-type="float" office:value="1118" calcext:value-type="float">
            <text:p>1118</text:p>
          </table:table-cell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0592" calcext:value-type="float">
            <text:p>21200,00592</text:p>
          </table:table-cell>
          <table:table-cell office:value-type="float" office:value="1151" calcext:value-type="float">
            <text:p>1151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2858" calcext:value-type="float">
            <text:p>21300,02858</text:p>
          </table:table-cell>
          <table:table-cell office:value-type="float" office:value="1120" calcext:value-type="float">
            <text:p>1120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8832" calcext:value-type="float">
            <text:p>21399,98832</text:p>
          </table:table-cell>
          <table:table-cell office:value-type="float" office:value="1093" calcext:value-type="float">
            <text:p>1093</text:p>
          </table:table-cell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178" calcext:value-type="float">
            <text:p>21500,0178</text:p>
          </table:table-cell>
          <table:table-cell office:value-type="float" office:value="1096" calcext:value-type="float">
            <text:p>1096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044" calcext:value-type="float">
            <text:p>21599,99044</text:p>
          </table:table-cell>
          <table:table-cell office:value-type="float" office:value="1092" calcext:value-type="float">
            <text:p>1092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618" calcext:value-type="float">
            <text:p>21699,99618</text:p>
          </table:table-cell>
          <table:table-cell office:value-type="float" office:value="1094" calcext:value-type="float">
            <text:p>109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2804" calcext:value-type="float">
            <text:p>21800,02804</text:p>
          </table:table-cell>
          <table:table-cell office:value-type="float" office:value="1118" calcext:value-type="float">
            <text:p>1118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298" calcext:value-type="float">
            <text:p>21900,0298</text:p>
          </table:table-cell>
          <table:table-cell office:value-type="float" office:value="1098" calcext:value-type="float">
            <text:p>1098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175" calcext:value-type="float">
            <text:p>22000,0175</text:p>
          </table:table-cell>
          <table:table-cell office:value-type="float" office:value="1125" calcext:value-type="float">
            <text:p>1125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9362" calcext:value-type="float">
            <text:p>22099,99362</text:p>
          </table:table-cell>
          <table:table-cell office:value-type="float" office:value="1124" calcext:value-type="float">
            <text:p>1124</text:p>
          </table:table-cell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052" calcext:value-type="float">
            <text:p>22200,0052</text:p>
          </table:table-cell>
          <table:table-cell office:value-type="float" office:value="1099" calcext:value-type="float">
            <text:p>1099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332" calcext:value-type="float">
            <text:p>22299,99332</text:p>
          </table:table-cell>
          <table:table-cell office:value-type="float" office:value="1094" calcext:value-type="float">
            <text:p>1094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9944" calcext:value-type="float">
            <text:p>22399,99944</text:p>
          </table:table-cell>
          <table:table-cell office:value-type="float" office:value="1125" calcext:value-type="float">
            <text:p>1125</text:p>
          </table:table-cell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9662" calcext:value-type="float">
            <text:p>22499,99662</text:p>
          </table:table-cell>
          <table:table-cell office:value-type="float" office:value="1092" calcext:value-type="float">
            <text:p>1092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9792" calcext:value-type="float">
            <text:p>22599,99792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4274" calcext:value-type="float">
            <text:p>22700,04274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816" calcext:value-type="float">
            <text:p>22799,99816</text:p>
          </table:table-cell>
          <table:table-cell office:value-type="float" office:value="1119" calcext:value-type="float">
            <text:p>1119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104" calcext:value-type="float">
            <text:p>22899,99104</text:p>
          </table:table-cell>
          <table:table-cell office:value-type="float" office:value="1094" calcext:value-type="float">
            <text:p>1094</text:p>
          </table:table-cell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962" calcext:value-type="float">
            <text:p>23000,00962</text:p>
          </table:table-cell>
          <table:table-cell office:value-type="float" office:value="1092" calcext:value-type="float">
            <text:p>1092</text:p>
          </table:table-cell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0498" calcext:value-type="float">
            <text:p>23100,00498</text:p>
          </table:table-cell>
          <table:table-cell office:value-type="float" office:value="1148" calcext:value-type="float">
            <text:p>1148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782" calcext:value-type="float">
            <text:p>23199,99782</text:p>
          </table:table-cell>
          <table:table-cell office:value-type="float" office:value="1094" calcext:value-type="float">
            <text:p>1094</text:p>
          </table:table-cell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8736" calcext:value-type="float">
            <text:p>23299,98736</text:p>
          </table:table-cell>
          <table:table-cell office:value-type="float" office:value="1098" calcext:value-type="float">
            <text:p>1098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4984" calcext:value-type="float">
            <text:p>23400,04984</text:p>
          </table:table-cell>
          <table:table-cell office:value-type="float" office:value="1118" calcext:value-type="float">
            <text:p>1118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229" calcext:value-type="float">
            <text:p>23500,0229</text:p>
          </table:table-cell>
          <table:table-cell office:value-type="float" office:value="1126" calcext:value-type="float">
            <text:p>1126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492" calcext:value-type="float">
            <text:p>23599,99492</text:p>
          </table:table-cell>
          <table:table-cell office:value-type="float" office:value="1126" calcext:value-type="float">
            <text:p>1126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007" calcext:value-type="float">
            <text:p>23700,0007</text:p>
          </table:table-cell>
          <table:table-cell office:value-type="float" office:value="1118" calcext:value-type="float">
            <text:p>111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8748" calcext:value-type="float">
            <text:p>23799,98748</text:p>
          </table:table-cell>
          <table:table-cell office:value-type="float" office:value="1118" calcext:value-type="float">
            <text:p>1118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1408" calcext:value-type="float">
            <text:p>23900,01408</text:p>
          </table:table-cell>
          <table:table-cell office:value-type="float" office:value="1132" calcext:value-type="float">
            <text:p>1132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9334" calcext:value-type="float">
            <text:p>23999,99334</text:p>
          </table:table-cell>
          <table:table-cell office:value-type="float" office:value="1120" calcext:value-type="float">
            <text:p>1120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8868" calcext:value-type="float">
            <text:p>24099,98868</text:p>
          </table:table-cell>
          <table:table-cell office:value-type="float" office:value="1100" calcext:value-type="float">
            <text:p>1100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0002" calcext:value-type="float">
            <text:p>24200,00002</text:p>
          </table:table-cell>
          <table:table-cell office:value-type="float" office:value="1100" calcext:value-type="float">
            <text:p>1100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404" calcext:value-type="float">
            <text:p>24299,99404</text:p>
          </table:table-cell>
          <table:table-cell office:value-type="float" office:value="1126" calcext:value-type="float">
            <text:p>1126</text:p>
          </table:table-cell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1262" calcext:value-type="float">
            <text:p>24400,01262</text:p>
          </table:table-cell>
          <table:table-cell office:value-type="float" office:value="1099" calcext:value-type="float">
            <text:p>1099</text:p>
          </table:table-cell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183" calcext:value-type="float">
            <text:p>24500,0183</text:p>
          </table:table-cell>
          <table:table-cell office:value-type="float" office:value="1126" calcext:value-type="float">
            <text:p>1126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9092" calcext:value-type="float">
            <text:p>24599,99092</text:p>
          </table:table-cell>
          <table:table-cell office:value-type="float" office:value="1115" calcext:value-type="float">
            <text:p>111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808" calcext:value-type="float">
            <text:p>24699,99808</text:p>
          </table:table-cell>
          <table:table-cell office:value-type="float" office:value="1118" calcext:value-type="float">
            <text:p>1118</text:p>
          </table:table-cell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9128" calcext:value-type="float">
            <text:p>24799,99128</text:p>
          </table:table-cell>
          <table:table-cell office:value-type="float" office:value="1099" calcext:value-type="float">
            <text:p>1099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292" calcext:value-type="float">
            <text:p>24900,00292</text:p>
          </table:table-cell>
          <table:table-cell office:value-type="float" office:value="1098" calcext:value-type="float">
            <text:p>1098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062" calcext:value-type="float">
            <text:p>25000,0062</text:p>
          </table:table-cell>
          <table:table-cell office:value-type="float" office:value="1118" calcext:value-type="float">
            <text:p>1118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9242" calcext:value-type="float">
            <text:p>25099,99242</text:p>
          </table:table-cell>
          <table:table-cell office:value-type="float" office:value="1099" calcext:value-type="float">
            <text:p>1099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3228" calcext:value-type="float">
            <text:p>25200,03228</text:p>
          </table:table-cell>
          <table:table-cell office:value-type="float" office:value="1100" calcext:value-type="float">
            <text:p>1100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0136" calcext:value-type="float">
            <text:p>25300,00136</text:p>
          </table:table-cell>
          <table:table-cell office:value-type="float" office:value="1120" calcext:value-type="float">
            <text:p>1120</text:p>
          </table:table-cell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035" calcext:value-type="float">
            <text:p>25400,0035</text:p>
          </table:table-cell>
          <table:table-cell office:value-type="float" office:value="1117" calcext:value-type="float">
            <text:p>1117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126" calcext:value-type="float">
            <text:p>25499,99126</text:p>
          </table:table-cell>
          <table:table-cell office:value-type="float" office:value="1116" calcext:value-type="float">
            <text:p>111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9024" calcext:value-type="float">
            <text:p>25599,99024</text:p>
          </table:table-cell>
          <table:table-cell office:value-type="float" office:value="1100" calcext:value-type="float">
            <text:p>1100</text:p>
          </table:table-cell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0118" calcext:value-type="float">
            <text:p>25700,00118</text:p>
          </table:table-cell>
          <table:table-cell office:value-type="float" office:value="1094" calcext:value-type="float">
            <text:p>109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9982" calcext:value-type="float">
            <text:p>25799,99982</text:p>
          </table:table-cell>
          <table:table-cell office:value-type="float" office:value="1094" calcext:value-type="float">
            <text:p>1094</text:p>
          </table:table-cell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262" calcext:value-type="float">
            <text:p>25900,0262</text:p>
          </table:table-cell>
          <table:table-cell office:value-type="float" office:value="1092" calcext:value-type="float">
            <text:p>1092</text:p>
          </table:table-cell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9304" calcext:value-type="float">
            <text:p>25999,99304</text:p>
          </table:table-cell>
          <table:table-cell office:value-type="float" office:value="1124" calcext:value-type="float">
            <text:p>1124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167" calcext:value-type="float">
            <text:p>26100,0167</text:p>
          </table:table-cell>
          <table:table-cell office:value-type="float" office:value="1118" calcext:value-type="float">
            <text:p>111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2282" calcext:value-type="float">
            <text:p>26200,02282</text:p>
          </table:table-cell>
          <table:table-cell office:value-type="float" office:value="1132" calcext:value-type="float">
            <text:p>1132</text:p>
          </table:table-cell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399" calcext:value-type="float">
            <text:p>26300,0399</text:p>
          </table:table-cell>
          <table:table-cell office:value-type="float" office:value="1100" calcext:value-type="float">
            <text:p>1100</text:p>
          </table:table-cell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9872" calcext:value-type="float">
            <text:p>26399,99872</text:p>
          </table:table-cell>
          <table:table-cell office:value-type="float" office:value="1124" calcext:value-type="float">
            <text:p>1124</text:p>
          </table:table-cell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9578" calcext:value-type="float">
            <text:p>26499,99578</text:p>
          </table:table-cell>
          <table:table-cell office:value-type="float" office:value="1131" calcext:value-type="float">
            <text:p>1131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2012" calcext:value-type="float">
            <text:p>26600,02012</text:p>
          </table:table-cell>
          <table:table-cell office:value-type="float" office:value="1126" calcext:value-type="float">
            <text:p>1126</text:p>
          </table:table-cell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6162" calcext:value-type="float">
            <text:p>26700,06162</text:p>
          </table:table-cell>
          <table:table-cell office:value-type="float" office:value="1126" calcext:value-type="float">
            <text:p>1126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1594" calcext:value-type="float">
            <text:p>26800,01594</text:p>
          </table:table-cell>
          <table:table-cell office:value-type="float" office:value="1115" calcext:value-type="float">
            <text:p>1115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9476" calcext:value-type="float">
            <text:p>26899,99476</text:p>
          </table:table-cell>
          <table:table-cell office:value-type="float" office:value="1125" calcext:value-type="float">
            <text:p>1125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838" calcext:value-type="float">
            <text:p>26999,99838</text:p>
          </table:table-cell>
          <table:table-cell office:value-type="float" office:value="1125" calcext:value-type="float">
            <text:p>1125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1438" calcext:value-type="float">
            <text:p>27100,01438</text:p>
          </table:table-cell>
          <table:table-cell office:value-type="float" office:value="1100" calcext:value-type="float">
            <text:p>1100</text:p>
          </table:table-cell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1234" calcext:value-type="float">
            <text:p>27200,01234</text:p>
          </table:table-cell>
          <table:table-cell office:value-type="float" office:value="1123" calcext:value-type="float">
            <text:p>1123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1688" calcext:value-type="float">
            <text:p>27300,01688</text:p>
          </table:table-cell>
          <table:table-cell office:value-type="float" office:value="1118" calcext:value-type="float">
            <text:p>1118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441" calcext:value-type="float">
            <text:p>27400,0441</text:p>
          </table:table-cell>
          <table:table-cell office:value-type="float" office:value="1124" calcext:value-type="float">
            <text:p>1124</text:p>
          </table:table-cell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318" calcext:value-type="float">
            <text:p>27500,0318</text:p>
          </table:table-cell>
          <table:table-cell office:value-type="float" office:value="1094" calcext:value-type="float">
            <text:p>1094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637" calcext:value-type="float">
            <text:p>27600,0637</text:p>
          </table:table-cell>
          <table:table-cell office:value-type="float" office:value="1124" calcext:value-type="float">
            <text:p>1124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214" calcext:value-type="float">
            <text:p>27699,99214</text:p>
          </table:table-cell>
          <table:table-cell office:value-type="float" office:value="1120" calcext:value-type="float">
            <text:p>1120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2924" calcext:value-type="float">
            <text:p>27800,02924</text:p>
          </table:table-cell>
          <table:table-cell office:value-type="float" office:value="1092" calcext:value-type="float">
            <text:p>1092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0058" calcext:value-type="float">
            <text:p>27900,00058</text:p>
          </table:table-cell>
          <table:table-cell office:value-type="float" office:value="1100" calcext:value-type="float">
            <text:p>1100</text:p>
          </table:table-cell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0822" calcext:value-type="float">
            <text:p>28000,00822</text:p>
          </table:table-cell>
          <table:table-cell office:value-type="float" office:value="1125" calcext:value-type="float">
            <text:p>1125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448" calcext:value-type="float">
            <text:p>28099,99448</text:p>
          </table:table-cell>
          <table:table-cell office:value-type="float" office:value="1099" calcext:value-type="float">
            <text:p>1099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656" calcext:value-type="float">
            <text:p>28199,99656</text:p>
          </table:table-cell>
          <table:table-cell office:value-type="float" office:value="1094" calcext:value-type="float">
            <text:p>1094</text:p>
          </table:table-cell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4338" calcext:value-type="float">
            <text:p>28300,04338</text:p>
          </table:table-cell>
          <table:table-cell office:value-type="float" office:value="1121" calcext:value-type="float">
            <text:p>1121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224" calcext:value-type="float">
            <text:p>28399,99224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9638" calcext:value-type="float">
            <text:p>28499,99638</text:p>
          </table:table-cell>
          <table:table-cell office:value-type="float" office:value="1147" calcext:value-type="float">
            <text:p>1147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9454" calcext:value-type="float">
            <text:p>28599,99454</text:p>
          </table:table-cell>
          <table:table-cell office:value-type="float" office:value="1094" calcext:value-type="float">
            <text:p>1094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1996" calcext:value-type="float">
            <text:p>28700,01996</text:p>
          </table:table-cell>
          <table:table-cell office:value-type="float" office:value="1124" calcext:value-type="float">
            <text:p>1124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67" calcext:value-type="float">
            <text:p>28799,9967</text:p>
          </table:table-cell>
          <table:table-cell office:value-type="float" office:value="1126" calcext:value-type="float">
            <text:p>1126</text:p>
          </table:table-cell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1002" calcext:value-type="float">
            <text:p>28900,01002</text:p>
          </table:table-cell>
          <table:table-cell office:value-type="float" office:value="1126" calcext:value-type="float">
            <text:p>1126</text:p>
          </table:table-cell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199" calcext:value-type="float">
            <text:p>29000,0199</text:p>
          </table:table-cell>
          <table:table-cell office:value-type="float" office:value="1126" calcext:value-type="float">
            <text:p>1126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0644" calcext:value-type="float">
            <text:p>29100,00644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0666" calcext:value-type="float">
            <text:p>29200,00666</text:p>
          </table:table-cell>
          <table:table-cell office:value-type="float" office:value="1100" calcext:value-type="float">
            <text:p>1100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0726" calcext:value-type="float">
            <text:p>29300,00726</text:p>
          </table:table-cell>
          <table:table-cell office:value-type="float" office:value="1117" calcext:value-type="float">
            <text:p>1117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9674" calcext:value-type="float">
            <text:p>29399,99674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832" calcext:value-type="float">
            <text:p>29499,99832</text:p>
          </table:table-cell>
          <table:table-cell office:value-type="float" office:value="1152" calcext:value-type="float">
            <text:p>115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0016" calcext:value-type="float">
            <text:p>29600,00016</text:p>
          </table:table-cell>
          <table:table-cell office:value-type="float" office:value="1094" calcext:value-type="float">
            <text:p>1094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3062" calcext:value-type="float">
            <text:p>29700,03062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796" calcext:value-type="float">
            <text:p>29799,99796</text:p>
          </table:table-cell>
          <table:table-cell office:value-type="float" office:value="1124" calcext:value-type="float">
            <text:p>1124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9926" calcext:value-type="float">
            <text:p>29899,99926</text:p>
          </table:table-cell>
          <table:table-cell office:value-type="float" office:value="1093" calcext:value-type="float">
            <text:p>1093</text:p>
          </table:table-cell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9968" calcext:value-type="float">
            <text:p>29999,99968</text:p>
          </table:table-cell>
          <table:table-cell office:value-type="float" office:value="1117" calcext:value-type="float">
            <text:p>1117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432" calcext:value-type="float">
            <text:p>30099,99432</text:p>
          </table:table-cell>
          <table:table-cell office:value-type="float" office:value="1100" calcext:value-type="float">
            <text:p>1100</text:p>
          </table:table-cell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3792" calcext:value-type="float">
            <text:p>30200,03792</text:p>
          </table:table-cell>
          <table:table-cell office:value-type="float" office:value="1120" calcext:value-type="float">
            <text:p>1120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1376" calcext:value-type="float">
            <text:p>30300,01376</text:p>
          </table:table-cell>
          <table:table-cell office:value-type="float" office:value="1124" calcext:value-type="float">
            <text:p>1124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9166" calcext:value-type="float">
            <text:p>30399,99166</text:p>
          </table:table-cell>
          <table:table-cell office:value-type="float" office:value="1100" calcext:value-type="float">
            <text:p>1100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9584" calcext:value-type="float">
            <text:p>30499,99584</text:p>
          </table:table-cell>
          <table:table-cell office:value-type="float" office:value="1132" calcext:value-type="float">
            <text:p>1132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074" calcext:value-type="float">
            <text:p>30600,0074</text:p>
          </table:table-cell>
          <table:table-cell office:value-type="float" office:value="1094" calcext:value-type="float">
            <text:p>1094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244" calcext:value-type="float">
            <text:p>30699,99244</text:p>
          </table:table-cell>
          <table:table-cell office:value-type="float" office:value="1109" calcext:value-type="float">
            <text:p>1109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59" calcext:value-type="float">
            <text:p>30800,0159</text:p>
          </table:table-cell>
          <table:table-cell office:value-type="float" office:value="1132" calcext:value-type="float">
            <text:p>1132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99.99434" calcext:value-type="float">
            <text:p>30899,99434</text:p>
          </table:table-cell>
          <table:table-cell office:value-type="float" office:value="1126" calcext:value-type="float">
            <text:p>1126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9668" calcext:value-type="float">
            <text:p>30999,99668</text:p>
          </table:table-cell>
          <table:table-cell office:value-type="float" office:value="1101" calcext:value-type="float">
            <text:p>1101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0466" calcext:value-type="float">
            <text:p>31100,00466</text:p>
          </table:table-cell>
          <table:table-cell office:value-type="float" office:value="1124" calcext:value-type="float">
            <text:p>1124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0316" calcext:value-type="float">
            <text:p>31200,00316</text:p>
          </table:table-cell>
          <table:table-cell office:value-type="float" office:value="1129" calcext:value-type="float">
            <text:p>1129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2018" calcext:value-type="float">
            <text:p>31300,02018</text:p>
          </table:table-cell>
          <table:table-cell office:value-type="float" office:value="1129" calcext:value-type="float">
            <text:p>1129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0212" calcext:value-type="float">
            <text:p>31400,00212</text:p>
          </table:table-cell>
          <table:table-cell office:value-type="float" office:value="1101" calcext:value-type="float">
            <text:p>1101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4594" calcext:value-type="float">
            <text:p>31500,04594</text:p>
          </table:table-cell>
          <table:table-cell office:value-type="float" office:value="1125" calcext:value-type="float">
            <text:p>1125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887" calcext:value-type="float">
            <text:p>31599,9887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9438" calcext:value-type="float">
            <text:p>31699,99438</text:p>
          </table:table-cell>
          <table:table-cell office:value-type="float" office:value="1109" calcext:value-type="float">
            <text:p>1109</text:p>
          </table:table-cell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073" calcext:value-type="float">
            <text:p>31800,0073</text:p>
          </table:table-cell>
          <table:table-cell office:value-type="float" office:value="1126" calcext:value-type="float">
            <text:p>1126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0868" calcext:value-type="float">
            <text:p>31900,00868</text:p>
          </table:table-cell>
          <table:table-cell office:value-type="float" office:value="1126" calcext:value-type="float">
            <text:p>1126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9522" calcext:value-type="float">
            <text:p>31999,99522</text:p>
          </table:table-cell>
          <table:table-cell office:value-type="float" office:value="1109" calcext:value-type="float">
            <text:p>1109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0862" calcext:value-type="float">
            <text:p>32100,00862</text:p>
          </table:table-cell>
          <table:table-cell office:value-type="float" office:value="1126" calcext:value-type="float">
            <text:p>1126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138" calcext:value-type="float">
            <text:p>32200,0138</text:p>
          </table:table-cell>
          <table:table-cell office:value-type="float" office:value="1094" calcext:value-type="float">
            <text:p>1094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6126" calcext:value-type="float">
            <text:p>32300,06126</text:p>
          </table:table-cell>
          <table:table-cell office:value-type="float" office:value="1126" calcext:value-type="float">
            <text:p>1126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9682" calcext:value-type="float">
            <text:p>32399,99682</text:p>
          </table:table-cell>
          <table:table-cell office:value-type="float" office:value="1122" calcext:value-type="float">
            <text:p>1122</text:p>
          </table:table-cell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2162" calcext:value-type="float">
            <text:p>32500,02162</text:p>
          </table:table-cell>
          <table:table-cell office:value-type="float" office:value="1126" calcext:value-type="float">
            <text:p>1126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9722" calcext:value-type="float">
            <text:p>32599,99722</text:p>
          </table:table-cell>
          <table:table-cell office:value-type="float" office:value="1126" calcext:value-type="float">
            <text:p>1126</text:p>
          </table:table-cell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0742" calcext:value-type="float">
            <text:p>32700,00742</text:p>
          </table:table-cell>
          <table:table-cell office:value-type="float" office:value="1127" calcext:value-type="float">
            <text:p>1127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812" calcext:value-type="float">
            <text:p>32799,99812</text:p>
          </table:table-cell>
          <table:table-cell office:value-type="float" office:value="1126" calcext:value-type="float">
            <text:p>1126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9892" calcext:value-type="float">
            <text:p>32899,99892</text:p>
          </table:table-cell>
          <table:table-cell office:value-type="float" office:value="1094" calcext:value-type="float">
            <text:p>1094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2208" calcext:value-type="float">
            <text:p>33000,02208</text:p>
          </table:table-cell>
          <table:table-cell office:value-type="float" office:value="1126" calcext:value-type="float">
            <text:p>1126</text:p>
          </table:table-cell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5504" calcext:value-type="float">
            <text:p>33100,05504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1268" calcext:value-type="float">
            <text:p>33200,01268</text:p>
          </table:table-cell>
          <table:table-cell office:value-type="float" office:value="1094" calcext:value-type="float">
            <text:p>1094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0574" calcext:value-type="float">
            <text:p>33300,00574</text:p>
          </table:table-cell>
          <table:table-cell office:value-type="float" office:value="1126" calcext:value-type="float">
            <text:p>1126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6738" calcext:value-type="float">
            <text:p>33400,06738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2794" calcext:value-type="float">
            <text:p>33500,02794</text:p>
          </table:table-cell>
          <table:table-cell office:value-type="float" office:value="1092" calcext:value-type="float">
            <text:p>1092</text:p>
          </table:table-cell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9332" calcext:value-type="float">
            <text:p>33599,99332</text:p>
          </table:table-cell>
          <table:table-cell office:value-type="float" office:value="1126" calcext:value-type="float">
            <text:p>1126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55" calcext:value-type="float">
            <text:p>33700,0055</text:p>
          </table:table-cell>
          <table:table-cell office:value-type="float" office:value="1093" calcext:value-type="float">
            <text:p>1093</text:p>
          </table:table-cell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1042" calcext:value-type="float">
            <text:p>33800,01042</text:p>
          </table:table-cell>
          <table:table-cell office:value-type="float" office:value="1125" calcext:value-type="float">
            <text:p>1125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1056" calcext:value-type="float">
            <text:p>33900,01056</text:p>
          </table:table-cell>
          <table:table-cell office:value-type="float" office:value="1108" calcext:value-type="float">
            <text:p>1108</text:p>
          </table:table-cell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022" calcext:value-type="float">
            <text:p>33999,99022</text:p>
          </table:table-cell>
          <table:table-cell office:value-type="float" office:value="1095" calcext:value-type="float">
            <text:p>1095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0298" calcext:value-type="float">
            <text:p>34100,00298</text:p>
          </table:table-cell>
          <table:table-cell office:value-type="float" office:value="1126" calcext:value-type="float">
            <text:p>1126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2004" calcext:value-type="float">
            <text:p>34200,02004</text:p>
          </table:table-cell>
          <table:table-cell office:value-type="float" office:value="1087" calcext:value-type="float">
            <text:p>1087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992" calcext:value-type="float">
            <text:p>34299,99992</text:p>
          </table:table-cell>
          <table:table-cell office:value-type="float" office:value="1126" calcext:value-type="float">
            <text:p>1126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904" calcext:value-type="float">
            <text:p>34399,99904</text:p>
          </table:table-cell>
          <table:table-cell office:value-type="float" office:value="1106" calcext:value-type="float">
            <text:p>1106</text:p>
          </table:table-cell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039" calcext:value-type="float">
            <text:p>34500,0039</text:p>
          </table:table-cell>
          <table:table-cell office:value-type="float" office:value="1125" calcext:value-type="float">
            <text:p>1125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1104" calcext:value-type="float">
            <text:p>34600,01104</text:p>
          </table:table-cell>
          <table:table-cell office:value-type="float" office:value="1109" calcext:value-type="float">
            <text:p>1109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962" calcext:value-type="float">
            <text:p>34699,9962</text:p>
          </table:table-cell>
          <table:table-cell office:value-type="float" office:value="1106" calcext:value-type="float">
            <text:p>1106</text:p>
          </table:table-cell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9836" calcext:value-type="float">
            <text:p>34799,99836</text:p>
          </table:table-cell>
          <table:table-cell office:value-type="float" office:value="1107" calcext:value-type="float">
            <text:p>1107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4326" calcext:value-type="float">
            <text:p>34900,04326</text:p>
          </table:table-cell>
          <table:table-cell office:value-type="float" office:value="1092" calcext:value-type="float">
            <text:p>1092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0084" calcext:value-type="float">
            <text:p>35000,00084</text:p>
          </table:table-cell>
          <table:table-cell office:value-type="float" office:value="1109" calcext:value-type="float">
            <text:p>1109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954" calcext:value-type="float">
            <text:p>35099,99954</text:p>
          </table:table-cell>
          <table:table-cell office:value-type="float" office:value="1126" calcext:value-type="float">
            <text:p>1126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0194" calcext:value-type="float">
            <text:p>35200,00194</text:p>
          </table:table-cell>
          <table:table-cell office:value-type="float" office:value="1105" calcext:value-type="float">
            <text:p>1105</text:p>
          </table:table-cell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0146" calcext:value-type="float">
            <text:p>35300,00146</text:p>
          </table:table-cell>
          <table:table-cell office:value-type="float" office:value="1096" calcext:value-type="float">
            <text:p>109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676" calcext:value-type="float">
            <text:p>35399,99676</text:p>
          </table:table-cell>
          <table:table-cell office:value-type="float" office:value="1122" calcext:value-type="float">
            <text:p>1122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438" calcext:value-type="float">
            <text:p>35499,99438</text:p>
          </table:table-cell>
          <table:table-cell office:value-type="float" office:value="1093" calcext:value-type="float">
            <text:p>1093</text:p>
          </table:table-cell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127" calcext:value-type="float">
            <text:p>35600,0127</text:p>
          </table:table-cell>
          <table:table-cell office:value-type="float" office:value="1125" calcext:value-type="float">
            <text:p>1125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9098" calcext:value-type="float">
            <text:p>35699,99098</text:p>
          </table:table-cell>
          <table:table-cell office:value-type="float" office:value="1106" calcext:value-type="float">
            <text:p>1106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259" calcext:value-type="float">
            <text:p>35800,0259</text:p>
          </table:table-cell>
          <table:table-cell office:value-type="float" office:value="1125" calcext:value-type="float">
            <text:p>1125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0672" calcext:value-type="float">
            <text:p>35900,00672</text:p>
          </table:table-cell>
          <table:table-cell office:value-type="float" office:value="1096" calcext:value-type="float">
            <text:p>1096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644" calcext:value-type="float">
            <text:p>35999,99644</text:p>
          </table:table-cell>
          <table:table-cell office:value-type="float" office:value="1109" calcext:value-type="float">
            <text:p>1109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9698" calcext:value-type="float">
            <text:p>36099,99698</text:p>
          </table:table-cell>
          <table:table-cell office:value-type="float" office:value="1122" calcext:value-type="float">
            <text:p>1122</text:p>
          </table:table-cell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2594" calcext:value-type="float">
            <text:p>36200,02594</text:p>
          </table:table-cell>
          <table:table-cell office:value-type="float" office:value="1096" calcext:value-type="float">
            <text:p>1096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9962" calcext:value-type="float">
            <text:p>36299,99962</text:p>
          </table:table-cell>
          <table:table-cell office:value-type="float" office:value="1091" calcext:value-type="float">
            <text:p>1091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9648" calcext:value-type="float">
            <text:p>36399,99648</text:p>
          </table:table-cell>
          <table:table-cell office:value-type="float" office:value="1122" calcext:value-type="float">
            <text:p>1122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1012" calcext:value-type="float">
            <text:p>36500,01012</text:p>
          </table:table-cell>
          <table:table-cell office:value-type="float" office:value="1105" calcext:value-type="float">
            <text:p>1105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0152" calcext:value-type="float">
            <text:p>36600,00152</text:p>
          </table:table-cell>
          <table:table-cell office:value-type="float" office:value="1092" calcext:value-type="float">
            <text:p>1092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472" calcext:value-type="float">
            <text:p>36699,99472</text:p>
          </table:table-cell>
          <table:table-cell office:value-type="float" office:value="1122" calcext:value-type="float">
            <text:p>1122</text:p>
          </table:table-cell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0348" calcext:value-type="float">
            <text:p>36800,00348</text:p>
          </table:table-cell>
          <table:table-cell office:value-type="float" office:value="1092" calcext:value-type="float">
            <text:p>1092</text:p>
          </table:table-cell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2608" calcext:value-type="float">
            <text:p>36900,02608</text:p>
          </table:table-cell>
          <table:table-cell office:value-type="float" office:value="1125" calcext:value-type="float">
            <text:p>1125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2806" calcext:value-type="float">
            <text:p>37000,02806</text:p>
          </table:table-cell>
          <table:table-cell office:value-type="float" office:value="1122" calcext:value-type="float">
            <text:p>1122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57" calcext:value-type="float">
            <text:p>37099,9957</text:p>
          </table:table-cell>
          <table:table-cell office:value-type="float" office:value="1109" calcext:value-type="float">
            <text:p>1109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0228" calcext:value-type="float">
            <text:p>37200,00228</text:p>
          </table:table-cell>
          <table:table-cell office:value-type="float" office:value="1109" calcext:value-type="float">
            <text:p>1109</text:p>
          </table:table-cell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977" calcext:value-type="float">
            <text:p>37299,9977</text:p>
          </table:table-cell>
          <table:table-cell office:value-type="float" office:value="1096" calcext:value-type="float">
            <text:p>1096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9252" calcext:value-type="float">
            <text:p>37400,09252</text:p>
          </table:table-cell>
          <table:table-cell office:value-type="float" office:value="1079" calcext:value-type="float">
            <text:p>1079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1238" calcext:value-type="float">
            <text:p>37500,01238</text:p>
          </table:table-cell>
          <table:table-cell office:value-type="float" office:value="1092" calcext:value-type="float">
            <text:p>1092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4982" calcext:value-type="float">
            <text:p>37600,04982</text:p>
          </table:table-cell>
          <table:table-cell office:value-type="float" office:value="1118" calcext:value-type="float">
            <text:p>1118</text:p>
          </table:table-cell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464" calcext:value-type="float">
            <text:p>37700,00464</text:p>
          </table:table-cell>
          <table:table-cell office:value-type="float" office:value="1133" calcext:value-type="float">
            <text:p>1133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9818" calcext:value-type="float">
            <text:p>37799,99818</text:p>
          </table:table-cell>
          <table:table-cell office:value-type="float" office:value="1092" calcext:value-type="float">
            <text:p>1092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172" calcext:value-type="float">
            <text:p>37899,99172</text:p>
          </table:table-cell>
          <table:table-cell office:value-type="float" office:value="1096" calcext:value-type="float">
            <text:p>1096</text:p>
          </table:table-cell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1978" calcext:value-type="float">
            <text:p>38000,01978</text:p>
          </table:table-cell>
          <table:table-cell office:value-type="float" office:value="1109" calcext:value-type="float">
            <text:p>1109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4476" calcext:value-type="float">
            <text:p>38100,04476</text:p>
          </table:table-cell>
          <table:table-cell office:value-type="float" office:value="1099" calcext:value-type="float">
            <text:p>1099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6342" calcext:value-type="float">
            <text:p>38200,06342</text:p>
          </table:table-cell>
          <table:table-cell office:value-type="float" office:value="1124" calcext:value-type="float">
            <text:p>1124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9786" calcext:value-type="float">
            <text:p>38299,99786</text:p>
          </table:table-cell>
          <table:table-cell office:value-type="float" office:value="1096" calcext:value-type="float">
            <text:p>1096</text:p>
          </table:table-cell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152" calcext:value-type="float">
            <text:p>38400,00152</text:p>
          </table:table-cell>
          <table:table-cell office:value-type="float" office:value="1129" calcext:value-type="float">
            <text:p>1129</text:p>
          </table:table-cell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1654" calcext:value-type="float">
            <text:p>38500,01654</text:p>
          </table:table-cell>
          <table:table-cell office:value-type="float" office:value="1092" calcext:value-type="float">
            <text:p>1092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2196" calcext:value-type="float">
            <text:p>38600,02196</text:p>
          </table:table-cell>
          <table:table-cell office:value-type="float" office:value="1092" calcext:value-type="float">
            <text:p>1092</text:p>
          </table:table-cell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9086" calcext:value-type="float">
            <text:p>38699,99086</text:p>
          </table:table-cell>
          <table:table-cell office:value-type="float" office:value="1109" calcext:value-type="float">
            <text:p>1109</text:p>
          </table:table-cell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026" calcext:value-type="float">
            <text:p>38800,0026</text:p>
          </table:table-cell>
          <table:table-cell office:value-type="float" office:value="1105" calcext:value-type="float">
            <text:p>1105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776" calcext:value-type="float">
            <text:p>38899,99776</text:p>
          </table:table-cell>
          <table:table-cell office:value-type="float" office:value="1125" calcext:value-type="float">
            <text:p>1125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03" calcext:value-type="float">
            <text:p>39000,003</text:p>
          </table:table-cell>
          <table:table-cell office:value-type="float" office:value="1126" calcext:value-type="float">
            <text:p>1126</text:p>
          </table:table-cell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5174" calcext:value-type="float">
            <text:p>39100,05174</text:p>
          </table:table-cell>
          <table:table-cell office:value-type="float" office:value="1105" calcext:value-type="float">
            <text:p>1105</text:p>
          </table:table-cell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1878" calcext:value-type="float">
            <text:p>39200,01878</text:p>
          </table:table-cell>
          <table:table-cell office:value-type="float" office:value="1126" calcext:value-type="float">
            <text:p>1126</text:p>
          </table:table-cell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3248" calcext:value-type="float">
            <text:p>39300,03248</text:p>
          </table:table-cell>
          <table:table-cell office:value-type="float" office:value="1093" calcext:value-type="float">
            <text:p>1093</text:p>
          </table:table-cell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0802" calcext:value-type="float">
            <text:p>39400,00802</text:p>
          </table:table-cell>
          <table:table-cell office:value-type="float" office:value="1079" calcext:value-type="float">
            <text:p>1079</text:p>
          </table:table-cell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508" calcext:value-type="float">
            <text:p>39499,99508</text:p>
          </table:table-cell>
          <table:table-cell office:value-type="float" office:value="1124" calcext:value-type="float">
            <text:p>1124</text:p>
          </table:table-cell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1162" calcext:value-type="float">
            <text:p>39600,01162</text:p>
          </table:table-cell>
          <table:table-cell office:value-type="float" office:value="1092" calcext:value-type="float">
            <text:p>1092</text:p>
          </table:table-cell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9962" calcext:value-type="float">
            <text:p>39699,99962</text:p>
          </table:table-cell>
          <table:table-cell office:value-type="float" office:value="1113" calcext:value-type="float">
            <text:p>1113</text:p>
          </table:table-cell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0952" calcext:value-type="float">
            <text:p>39800,00952</text:p>
          </table:table-cell>
          <table:table-cell office:value-type="float" office:value="1109" calcext:value-type="float">
            <text:p>1109</text:p>
          </table:table-cell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572" calcext:value-type="float">
            <text:p>39900,00572</text:p>
          </table:table-cell>
          <table:table-cell office:value-type="float" office:value="1096" calcext:value-type="float">
            <text:p>1096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42" calcext:value-type="float">
            <text:p>39999,9842</text:p>
          </table:table-cell>
          <table:table-cell office:value-type="float" office:value="1122" calcext:value-type="float">
            <text:p>1122</text:p>
          </table:table-cell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994" calcext:value-type="float">
            <text:p>40099,9994</text:p>
          </table:table-cell>
          <table:table-cell office:value-type="float" office:value="1092" calcext:value-type="float">
            <text:p>1092</text:p>
          </table:table-cell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0002" calcext:value-type="float">
            <text:p>40200,00002</text:p>
          </table:table-cell>
          <table:table-cell office:value-type="float" office:value="1109" calcext:value-type="float">
            <text:p>1109</text:p>
          </table:table-cell>
          <table:table-cell office:value-type="float" office:value="5034" calcext:value-type="float">
            <text:p>50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11:50.577910456</dc:date>
    <meta:editing-duration>PT3M7S</meta:editing-duration>
    <meta:editing-cycles>1</meta:editing-cycles>
    <meta:document-statistic meta:table-count="1" meta:cell-count="1592" meta:object-count="0"/>
    <meta:generator>LibreOffice/5.1.6.2$Linux_X86_64 LibreOffice_project/10m0$Build-2</meta:generator>
  </office:meta>
</office:document-meta>
</file>